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lnet._sendDo( int o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lnet._processAYTRespon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elnet.Teln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lnet._stateIsWont( int o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._setWont( int o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lnet._setWantWill( int o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._sendSubnegotiation( int subn [ ]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elnet._requestedWill( int o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._sendDont( int o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lnet._setWantDo( int o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._requestDont( int op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lnet._sendTerminal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lnet._setDont( int o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lnet._setWill( int op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elnet._processDont( int opt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Telnet._processWill( int opt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Telnet._requestWill( int op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lnet._setWantWont( int o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._connectAction_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Telnet._spyRead( int c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elnet._registerSpyStream( OutputStream spy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.unregisterNotif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._stopSpy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._processDo( int optio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Telnet._stateIsDont( int o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.registerNotifHandler( TelnetNotificationHandler notifh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._sendWont( int o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lnet.addOptionHandler( TelnetOptionHandler opthan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Telnet._sendBy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lnet.deleteOptionHandler( int optcod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Telnet._sendWill( int o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lnet._requestedDont( int o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._sendAYT( long time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Telnet._requestDo( int op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lnet._processSuboption( int suboption [ ] , int suboptionLengt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Telnet._requestedDo( int o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._requestedWont( int o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._stateIsWill( int o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._requestWont( int op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lnet._setDo( int op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elnet._spyWrite( int c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lnet._stateIsDo( int o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._setWantDont( int o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.Telnet( String term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lnet._processWont( int opt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